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3"/>
    <style:style style:name="ce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style:text-scale="99%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2" style:family="text">
      <style:text-properties style:font-name="Times New Roman" fo:font-size="16pt" style:text-scale="99%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3" style:family="text">
      <style:text-properties style:font-name="Times New Roman" fo:font-size="16pt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4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style:text-position="sub 58%" fo:language="uk" fo:country="UA"/>
    </style:style>
    <style:style style:name="T5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 fo:letter-spacing="-0.0055in"/>
    </style:style>
    <style:style style:name="T6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7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font-weight-complex="bold"/>
    </style:style>
    <style:style style:name="T8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/>
    </style:style>
    <style:style style:name="T9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b 58%"/>
    </style:style>
    <style:style style:name="T10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-0.0028in"/>
    </style:style>
    <style:style style:name="T11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normal"/>
    </style:style>
    <style:style style:name="T12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0.0008in"/>
    </style:style>
    <style:style style:name="T13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vdsf" draw:style-name="gr1" draw:text-style-name="P1" svg:width="7.2177in" svg:height="4.0035in" svg:x="0.6394in" svg:y="3.7417in">
            <draw:object draw:notify-on-update-of-ranges="Sheet1.K17:Sheet1.K26 Sheet1.F2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</text:p>
            <text:p>(мм)</text:p>
          </table:table-cell>
          <table:table-cell table:style-name="ce3" office:value-type="string" calcext:value-type="string">
            <text:p>l</text:p>
            <text:p><text:span text:style-name="T1">(</text:span><text:span text:style-name="T2">м)</text:span></text:p>
          </table:table-cell>
          <table:table-cell table:style-name="ce1" office:value-type="string" calcext:value-type="string">
            <text:p>t</text:p>
            <text:p>(c)</text:p>
          </table:table-cell>
          <table:table-cell table:style-name="ce3" office:value-type="string" calcext:value-type="string">
            <text:p><text:span text:style-name="T3">v</text:span><text:span text:style-name="T4">уст</text:span><text:span text:style-name="T5"> </text:span><text:span text:style-name="T6">(м/с)</text:span></text:p>
          </table:table-cell>
          <table:table-cell table:style-name="ce6" office:value-type="string" calcext:value-type="string">
            <text:p><text:span text:style-name="T7">η</text:span><text:span text:style-name="T8"> (Па·с)</text:span></text:p>
          </table:table-cell>
          <table:table-cell table:style-name="ce9" office:value-type="string" calcext:value-type="string">
            <text:p><text:span text:style-name="T7">η</text:span><text:span text:style-name="T9">і</text:span><text:span text:style-name="T10"> </text:span><text:span text:style-name="T8">–</text:span><text:span text:style-name="T11"> </text:span><text:span text:style-name="T8">&lt;</text:span><text:span text:style-name="T7">η</text:span><text:span text:style-name="T8">&gt;</text:span></text:p>
            <text:p>(Па·с)</text:p>
          </table:table-cell>
          <table:table-cell table:style-name="ce6" office:value-type="string" calcext:value-type="string">
            <text:p><text:span text:style-name="T8">(</text:span><text:span text:style-name="T7">η</text:span><text:span text:style-name="T9">i</text:span><text:span text:style-name="T10"> </text:span><text:span text:style-name="T8">–</text:span><text:span text:style-name="T12"> </text:span><text:span text:style-name="T8">&lt;</text:span><text:span text:style-name="T7">η</text:span><text:span text:style-name="T8">&gt;)</text:span><text:span text:style-name="T13">2</text:span></text:p>
            <text:p><text:span text:style-name="T8">(Па·с)</text:span><text:span text:style-name="T13">2</text:span>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991" calcext:value-type="float">
            <text:p>0.991</text:p>
          </table:table-cell>
          <table:table-cell table:style-name="ce2" office:value-type="float" office:value="32.123" calcext:value-type="float">
            <text:p>32.123</text:p>
          </table:table-cell>
          <table:table-cell table:style-name="ce4" table:formula="of:=[.$C$2]/[.$D$2]" office:value-type="float" office:value="0.030850169660368" calcext:value-type="float">
            <text:p>0.03085</text:p>
          </table:table-cell>
          <table:table-cell table:style-name="ce7" table:formula="of:= (2/9) * 9.8 * (([.B2]/2 * 10^(-3))^2) * ( (11.3 - 1.2) * 10^3 ) / ([.E2])" office:value-type="float" office:value="0.4010512790111" calcext:value-type="float">
            <text:p>0.40105</text:p>
          </table:table-cell>
          <table:table-cell table:style-name="ce7" table:formula="of:=[.F2] - [.F12]" office:value-type="float" office:value="-0.00693362870063469" calcext:value-type="float">
            <text:p>-0.00693</text:p>
          </table:table-cell>
          <table:table-cell table:style-name="ce7" table:formula="of:= [.G2]^2" office:value-type="float" office:value="0.000048075206958265" calcext:value-type="float">
            <text:p>0.00005</text:p>
          </table:table-cell>
          <table:table-cell table:number-columns-repeated="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014" calcext:value-type="float">
            <text:p>1.014</text:p>
          </table:table-cell>
          <table:table-cell table:style-name="ce2" office:value-type="float" office:value="24.432" calcext:value-type="float">
            <text:p>24.432</text:p>
          </table:table-cell>
          <table:table-cell table:style-name="ce5" table:formula="of:=[.$C$3]/[.$D$3]" office:value-type="float" office:value="0.0415029469548134" calcext:value-type="float">
            <text:p>0.04150</text:p>
          </table:table-cell>
          <table:table-cell table:style-name="ce7" table:formula="of:= (2/9) * 9.8 * (([.B3]/2 * 10^(-3))^2) * ( (11.3 - 1.2) * 10^3 ) / ([.E3])" office:value-type="float" office:value="0.38290748139382" calcext:value-type="float">
            <text:p>0.38291</text:p>
          </table:table-cell>
          <table:table-cell table:style-name="ce7" table:formula="of:=[.F3] - [.F12]" office:value-type="float" office:value="-0.0250774263179147" calcext:value-type="float">
            <text:p>-0.02508</text:p>
          </table:table-cell>
          <table:table-cell table:style-name="ce7" table:formula="of:= [.G3]^2" office:value-type="float" office:value="0.000628877310730441" calcext:value-type="float">
            <text:p>0.00063</text:p>
          </table:table-cell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017" calcext:value-type="float">
            <text:p>1.017</text:p>
          </table:table-cell>
          <table:table-cell table:style-name="ce2" office:value-type="float" office:value="26.278" calcext:value-type="float">
            <text:p>26.278</text:p>
          </table:table-cell>
          <table:table-cell table:style-name="ce5" table:formula="of:=[.$C$4]/[.$D$4]" office:value-type="float" office:value="0.038701575462364" calcext:value-type="float">
            <text:p>0.03870</text:p>
          </table:table-cell>
          <table:table-cell table:style-name="ce7" table:formula="of:= (2/9) * 9.8 * (([.B4]/2 * 10^(-3))^2) * ( (11.3 - 1.2) * 10^3 ) / ([.E4])" office:value-type="float" office:value="0.363735981994974" calcext:value-type="float">
            <text:p>0.36374</text:p>
          </table:table-cell>
          <table:table-cell table:style-name="ce7" table:formula="of:=[.F4] - [.F12]" office:value-type="float" office:value="-0.0442489257167603" calcext:value-type="float">
            <text:p>-0.04425</text:p>
          </table:table-cell>
          <table:table-cell table:style-name="ce7" table:formula="of:= [.G4]^2" office:value-type="float" office:value="0.00195796742708737" calcext:value-type="float">
            <text:p>0.00196</text:p>
          </table:table-cell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13" calcext:value-type="float">
            <text:p>1.013</text:p>
          </table:table-cell>
          <table:table-cell table:style-name="ce2" office:value-type="float" office:value="17.001" calcext:value-type="float">
            <text:p>17.001</text:p>
          </table:table-cell>
          <table:table-cell table:style-name="ce5" table:formula="of:=[.$C$5]/[.$D$5]" office:value-type="float" office:value="0.0595847303099818" calcext:value-type="float">
            <text:p>0.05958</text:p>
          </table:table-cell>
          <table:table-cell table:style-name="ce7" table:formula="of:= (2/9) * 9.8 * (([.B5]/2 * 10^(-3))^2) * ( (11.3 - 1.2) * 10^3 ) / ([.E5])" office:value-type="float" office:value="0.369147522211254" calcext:value-type="float">
            <text:p>0.36915</text:p>
          </table:table-cell>
          <table:table-cell table:style-name="ce7" table:formula="of:=[.F5] - [.F12]" office:value-type="float" office:value="-0.0388373855004809" calcext:value-type="float">
            <text:p>-0.03884</text:p>
          </table:table-cell>
          <table:table-cell table:style-name="ce7" table:formula="of:= [.G5]^2" office:value-type="float" office:value="0.00150834251251296" calcext:value-type="float">
            <text:p>0.00151</text:p>
          </table:table-cell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007" calcext:value-type="float">
            <text:p>1.007</text:p>
          </table:table-cell>
          <table:table-cell table:style-name="ce2" office:value-type="float" office:value="16.655" calcext:value-type="float">
            <text:p>16.655</text:p>
          </table:table-cell>
          <table:table-cell table:style-name="ce5" table:formula="of:=[.$C$6]/[.$D$6]" office:value-type="float" office:value="0.0604623236265386" calcext:value-type="float">
            <text:p>0.06046</text:p>
          </table:table-cell>
          <table:table-cell table:style-name="ce7" table:formula="of:= (2/9) * 9.8 * (([.B6]/2 * 10^(-3))^2) * ( (11.3 - 1.2) * 10^3 ) / ([.E6])" office:value-type="float" office:value="0.481111549762772" calcext:value-type="float">
            <text:p>0.48111</text:p>
          </table:table-cell>
          <table:table-cell table:style-name="ce7" table:formula="of:=[.F6] - [.F12]" office:value-type="float" office:value="0.0731266420510373" calcext:value-type="float">
            <text:p>0.07313</text:p>
          </table:table-cell>
          <table:table-cell table:style-name="ce7" table:formula="of:= [.G6]^2" office:value-type="float" office:value="0.00534750577766053" calcext:value-type="float">
            <text:p>0.00535</text:p>
          </table:table-cell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031" calcext:value-type="float">
            <text:p>1.031</text:p>
          </table:table-cell>
          <table:table-cell table:style-name="ce2" office:value-type="float" office:value="12.34" calcext:value-type="float">
            <text:p>12.34</text:p>
          </table:table-cell>
          <table:table-cell table:style-name="ce5" table:formula="of:=[.$C$7]/[.$D$7]" office:value-type="float" office:value="0.08354943273906" calcext:value-type="float">
            <text:p>0.08355</text:p>
          </table:table-cell>
          <table:table-cell table:style-name="ce7" table:formula="of:= (2/9) * 9.8 * (([.B7]/2 * 10^(-3))^2) * ( (11.3 - 1.2) * 10^3 ) / ([.E7])" office:value-type="float" office:value="0.444916113374286" calcext:value-type="float">
            <text:p>0.44492</text:p>
          </table:table-cell>
          <table:table-cell table:style-name="ce7" table:formula="of:=[.F7] - [.F12]" office:value-type="float" office:value="0.0369312056625516" calcext:value-type="float">
            <text:p>0.03693</text:p>
          </table:table-cell>
          <table:table-cell table:style-name="ce7" table:formula="of:= [.G7]^2" office:value-type="float" office:value="0.00136391395168969" calcext:value-type="float">
            <text:p>0.00136</text:p>
          </table:table-cell>
          <table:table-cell table:number-columns-repeated="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9.224" calcext:value-type="float">
            <text:p>9.224</text:p>
          </table:table-cell>
          <table:table-cell table:style-name="ce5" table:formula="of:=[.$C$8]/[.$D$8]" office:value-type="float" office:value="0.105810928013877" calcext:value-type="float">
            <text:p>0.10581</text:p>
          </table:table-cell>
          <table:table-cell table:style-name="ce7" table:formula="of:= (2/9) * 9.8 * (([.B8]/2 * 10^(-3))^2) * ( (11.3 - 1.2) * 10^3 ) / ([.E8])" office:value-type="float" office:value="0.40743701712204" calcext:value-type="float">
            <text:p>0.40744</text:p>
          </table:table-cell>
          <table:table-cell table:style-name="ce7" table:formula="of:=[.F8] - [.F12]" office:value-type="float" office:value="-0.000547890589694511" calcext:value-type="float">
            <text:p>-0.00055</text:p>
          </table:table-cell>
          <table:table-cell table:style-name="ce7" table:formula="of:= [.G8]^2" office:value-type="float" office:value="0.0000003001840982758" calcext:value-type="float">
            <text:p>0.00000</text:p>
          </table:table-cell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001" calcext:value-type="float">
            <text:p>1.001</text:p>
          </table:table-cell>
          <table:table-cell table:style-name="ce2" office:value-type="float" office:value="18.992" calcext:value-type="float">
            <text:p>18.992</text:p>
          </table:table-cell>
          <table:table-cell table:style-name="ce5" table:formula="of:=[.$C$9]/[.$D$9]" office:value-type="float" office:value="0.0527064026958719" calcext:value-type="float">
            <text:p>0.05271</text:p>
          </table:table-cell>
          <table:table-cell table:style-name="ce7" table:formula="of:= (2/9) * 9.8 * (([.B9]/2 * 10^(-3))^2) * ( (11.3 - 1.2) * 10^3 ) / ([.E9])" office:value-type="float" office:value="0.376633347630148" calcext:value-type="float">
            <text:p>0.37663</text:p>
          </table:table-cell>
          <table:table-cell table:style-name="ce7" table:formula="of:=[.F9] - [.F12]" office:value-type="float" office:value="-0.0313515600815868" calcext:value-type="float">
            <text:p>-0.03135</text:p>
          </table:table-cell>
          <table:table-cell table:style-name="ce7" table:formula="of:= [.G9]^2" office:value-type="float" office:value="0.00098292031954935" calcext:value-type="float">
            <text:p>0.00098</text:p>
          </table:table-cell>
          <table:table-cell table:number-columns-repeated="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9.001" calcext:value-type="float">
            <text:p>9.001</text:p>
          </table:table-cell>
          <table:table-cell table:style-name="ce5" table:formula="of:=[.$C$10]/[.$D$10]" office:value-type="float" office:value="0.110987668036885" calcext:value-type="float">
            <text:p>0.11099</text:p>
          </table:table-cell>
          <table:table-cell table:style-name="ce7" table:formula="of:= (2/9) * 9.8 * (([.B10]/2 * 10^(-3))^2) * ( (11.3 - 1.2) * 10^3 ) / ([.E10])" office:value-type="float" office:value="0.445905395395396" calcext:value-type="float">
            <text:p>0.44591</text:p>
          </table:table-cell>
          <table:table-cell table:style-name="ce7" table:formula="of:=[.F10] - [.F12]" office:value-type="float" office:value="0.0379204876836608" calcext:value-type="float">
            <text:p>0.03792</text:p>
          </table:table-cell>
          <table:table-cell table:style-name="ce7" table:formula="of:= [.G10]^2" office:value-type="float" office:value="0.00143796338616667" calcext:value-type="float">
            <text:p>0.00144</text:p>
          </table:table-cell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002" calcext:value-type="float">
            <text:p>1.002</text:p>
          </table:table-cell>
          <table:table-cell table:style-name="ce2" office:value-type="float" office:value="22.89" calcext:value-type="float">
            <text:p>22.89</text:p>
          </table:table-cell>
          <table:table-cell table:style-name="ce5" table:formula="of:=[.$C$11]/[.$D$11]" office:value-type="float" office:value="0.0437745740498034" calcext:value-type="float">
            <text:p>0.04377</text:p>
          </table:table-cell>
          <table:table-cell table:style-name="ce7" table:formula="of:= (2/9) * 9.8 * (([.B11]/2 * 10^(-3))^2) * ( (11.3 - 1.2) * 10^3 ) / ([.E11])" office:value-type="float" office:value="0.407003389221557" calcext:value-type="float">
            <text:p>0.40700</text:p>
          </table:table-cell>
          <table:table-cell table:style-name="ce7" table:formula="of:=[.F11] - [.F12]" office:value-type="float" office:value="-0.00098151849017758" calcext:value-type="float">
            <text:p>-0.00098</text:p>
          </table:table-cell>
          <table:table-cell table:style-name="ce7" table:formula="of:= [.G11]^2" office:value-type="float" office:value="0.00000096337854656048" calcext:value-type="float">
            <text:p>0.00000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&lt;n&gt;</text:p>
          </table:table-cell>
          <table:table-cell table:style-name="ce8" table:formula="of:=AVERAGE([.F2:.F11])" office:value-type="float" office:value="0.407984907711735" calcext:value-type="float">
            <text:p>0.40798</text:p>
          </table:table-cell>
          <table:table-cell table:number-columns-repeated="6"/>
        </table:table-row>
        <table:table-row table:style-name="ro3" table:number-rows-repeated="4">
          <table:table-cell table:number-columns-repeated="12"/>
        </table:table-row>
        <table:table-row table:style-name="ro2">
          <table:table-cell table:number-columns-repeated="9"/>
          <table:table-cell table:style-name="ce2" office:value-type="float" office:value="1.5" calcext:value-type="float">
            <text:p>1.5</text:p>
          </table:table-cell>
          <table:table-cell table:formula="of:= [.J17]/2" office:value-type="float" office:value="0.75" calcext:value-type="float">
            <text:p>0.75</text:p>
          </table:table-cell>
          <table:table-cell table:style-name="ce10" office:value-type="float" office:value="0.40105" calcext:value-type="float">
            <text:p>0.40105</text:p>
          </table:table-cell>
        </table:table-row>
        <table:table-row table:style-name="ro2">
          <table:table-cell table:number-columns-repeated="9"/>
          <table:table-cell table:style-name="ce2" office:value-type="float" office:value="1.7" calcext:value-type="float">
            <text:p>1.7</text:p>
          </table:table-cell>
          <table:table-cell table:formula="of:= [.J18]/2" office:value-type="float" office:value="0.85" calcext:value-type="float">
            <text:p>0.85</text:p>
          </table:table-cell>
          <table:table-cell table:style-name="ce10" office:value-type="float" office:value="0.38291" calcext:value-type="float">
            <text:p>0.38291</text:p>
          </table:table-cell>
        </table:table-row>
        <table:table-row table:style-name="ro2">
          <table:table-cell table:number-columns-repeated="9"/>
          <table:table-cell table:style-name="ce2" office:value-type="float" office:value="1.6" calcext:value-type="float">
            <text:p>1.6</text:p>
          </table:table-cell>
          <table:table-cell table:formula="of:= [.J19]/2" office:value-type="float" office:value="0.8" calcext:value-type="float">
            <text:p>0.8</text:p>
          </table:table-cell>
          <table:table-cell table:style-name="ce10" office:value-type="float" office:value="0.36374" calcext:value-type="float">
            <text:p>0.36374</text:p>
          </table:table-cell>
        </table:table-row>
        <table:table-row table:style-name="ro2"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formula="of:= [.J20]/2" office:value-type="float" office:value="1" calcext:value-type="float">
            <text:p>1</text:p>
          </table:table-cell>
          <table:table-cell table:style-name="ce10" office:value-type="float" office:value="0.36915" calcext:value-type="float">
            <text:p>0.36915</text:p>
          </table:table-cell>
        </table:table-row>
        <table:table-row table:style-name="ro2">
          <table:table-cell table:number-columns-repeated="9"/>
          <table:table-cell table:style-name="ce2" office:value-type="float" office:value="2.3" calcext:value-type="float">
            <text:p>2.3</text:p>
          </table:table-cell>
          <table:table-cell table:formula="of:= [.J21]/2" office:value-type="float" office:value="1.15" calcext:value-type="float">
            <text:p>1.15</text:p>
          </table:table-cell>
          <table:table-cell table:style-name="ce10" office:value-type="float" office:value="0.48111" calcext:value-type="float">
            <text:p>0.48111</text:p>
          </table:table-cell>
        </table:table-row>
        <table:table-row table:style-name="ro2">
          <table:table-cell table:number-columns-repeated="9"/>
          <table:table-cell table:style-name="ce2" office:value-type="float" office:value="2.6" calcext:value-type="float">
            <text:p>2.6</text:p>
          </table:table-cell>
          <table:table-cell table:formula="of:= [.J22]/2" office:value-type="float" office:value="1.3" calcext:value-type="float">
            <text:p>1.3</text:p>
          </table:table-cell>
          <table:table-cell table:style-name="ce10" office:value-type="float" office:value="0.44492" calcext:value-type="float">
            <text:p>0.44492</text:p>
          </table:table-cell>
        </table:table-row>
        <table:table-row table:style-name="ro2">
          <table:table-cell table:number-columns-repeated="9"/>
          <table:table-cell table:style-name="ce2" office:value-type="float" office:value="2.8" calcext:value-type="float">
            <text:p>2.8</text:p>
          </table:table-cell>
          <table:table-cell table:formula="of:= [.J23]/2" office:value-type="float" office:value="1.4" calcext:value-type="float">
            <text:p>1.4</text:p>
          </table:table-cell>
          <table:table-cell table:style-name="ce10" office:value-type="float" office:value="0.40744" calcext:value-type="float">
            <text:p>0.40744</text:p>
          </table:table-cell>
        </table:table-row>
        <table:table-row table:style-name="ro2">
          <table:table-cell table:number-columns-repeated="9"/>
          <table:table-cell table:style-name="ce2" office:value-type="float" office:value="1.9" calcext:value-type="float">
            <text:p>1.9</text:p>
          </table:table-cell>
          <table:table-cell table:formula="of:= [.J24]/2" office:value-type="float" office:value="0.95" calcext:value-type="float">
            <text:p>0.95</text:p>
          </table:table-cell>
          <table:table-cell table:style-name="ce10" office:value-type="float" office:value="0.37663" calcext:value-type="float">
            <text:p>0.37663</text:p>
          </table:table-cell>
        </table:table-row>
        <table:table-row table:style-name="ro2"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formula="of:= [.J25]/2" office:value-type="float" office:value="1.5" calcext:value-type="float">
            <text:p>1.5</text:p>
          </table:table-cell>
          <table:table-cell table:style-name="ce10" office:value-type="float" office:value="0.44591" calcext:value-type="float">
            <text:p>0.44591</text:p>
          </table:table-cell>
        </table:table-row>
        <table:table-row table:style-name="ro2">
          <table:table-cell table:number-columns-repeated="9"/>
          <table:table-cell table:style-name="ce2" office:value-type="float" office:value="1.8" calcext:value-type="float">
            <text:p>1.8</text:p>
          </table:table-cell>
          <table:table-cell table:formula="of:= [.J26]/2" office:value-type="float" office:value="0.9" calcext:value-type="float">
            <text:p>0.9</text:p>
          </table:table-cell>
          <table:table-cell table:style-name="ce10" office:value-type="float" office:value="0.407" calcext:value-type="float">
            <text:p>0.407</text:p>
          </table:table-cell>
        </table:table-row>
        <table:table-row table:style-name="ro3" table:number-rows-repeated="10">
          <table:table-cell table:number-columns-repeated="12"/>
        </table:table-row>
        <table:table-row table:style-name="ro3">
          <table:table-cell/>
          <table:table-cell office:value-type="string" calcext:value-type="string">
            <text:p>похибка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16:27.134457951</meta:creation-date>
    <dc:date>2022-12-04T19:15:54.121959706</dc:date>
    <meta:editing-duration>PT59M25S</meta:editing-duration>
    <meta:editing-cycles>8</meta:editing-cycles>
    <meta:generator>LibreOffice/7.3.7.2$Linux_X86_64 LibreOffice_project/30$Build-2</meta:generator>
    <meta:document-statistic meta:table-count="1" meta:cell-count="1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34cm" svg:height="10.17cm" xlink:href=".." xlink:type="simple" chart:class="chart:scatter" chart:style-name="ch1">
        <chart:title svg:x="7.972cm" svg:y="0.339cm" chart:style-name="ch2">
          <text:p>Графік n(r)</text:p>
        </chart:title>
        <chart:plot-area chart:style-name="ch3" table:cell-range-address="Sheet1.K17:Sheet1.K26 Sheet1.F2:Sheet1.F11" svg:x="1.377cm" svg:y="1.321cm" svg:width="16.591cm" svg:height="7.665cm">
          <chart:coordinate-region svg:x="2.845cm" svg:y="1.521cm" svg:width="14.883cm" svg:height="6.818cm"/>
          <chart:axis chart:dimension="x" chart:name="primary-x" chart:style-name="ch4">
            <chart:title svg:x="9.271cm" svg:y="9.189cm" chart:style-name="ch5">
              <text:p>r, мм</text:p>
            </chart:title>
          </chart:axis>
          <chart:axis chart:dimension="y" chart:name="primary-y" chart:style-name="ch6">
            <chart:title svg:x="0.451cm" svg:y="5.739cm" chart:style-name="ch7">
              <text:p>n, Па*с</text:p>
            </chart:title>
            <chart:grid chart:style-name="ch8" chart:class="major"/>
          </chart:axis>
          <chart:series chart:style-name="ch9" chart:values-cell-range-address="Sheet1.F2:Sheet1.F11" chart:class="chart:scatter">
            <chart:domain table:cell-range-address="Sheet1.K17:Sheet1.K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Sheet1.K17:Sheet1.K26</svg:desc>
                </draw:g>
              </table:table-cell>
              <table:table-cell office:value-type="float" office:value="0.4010512790111">
                <text:p>0.4010512790111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38290748139382">
                <text:p>0.38290748139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363735981994974">
                <text:p>0.363735981994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69147522211254">
                <text:p>0.36914752221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.481111549762772">
                <text:p>0.481111549762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0.444916113374286">
                <text:p>0.44491611337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40743701712204">
                <text:p>0.4074370171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376633347630148">
                <text:p>0.376633347630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445905395395396">
                <text:p>0.445905395395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07003389221557">
                <text:p>0.407003389221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